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6.5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IL</text:p>
          </table:table-cell>
          <table:table-cell office:value-type="string">
            <text:p>Elexis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Ins</text:p>
          </table:table-cell>
          <table:table-cell office:value-type="string">
            <text:p>Installationsproblem</text:p>
          </table:table-cell>
          <table:table-cell office:value-type="string">
            <text:p>Allgemeine Fehler bei der Installation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Ooo</text:p>
          </table:table-cell>
          <table:table-cell office:value-type="string">
            <text:p>OpenOffice Problem</text:p>
          </table:table-cell>
          <table:table-cell office:value-type="string">
            <text:p>Falsche Version oder missglückte Installation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Jre</text:p>
          </table:table-cell>
          <table:table-cell office:value-type="string">
            <text:p>Java Problem</text:p>
          </table:table-cell>
          <table:table-cell office:value-type="string">
            <text:p>Falsche Version oder missglückte Installation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Abr</text:p>
          </table:table-cell>
          <table:table-cell office:value-type="string">
            <text:p>Abrechnung</text:p>
          </table:table-cell>
          <table:table-cell office:value-type="string">
            <text:p>Fragen zur Abrechnung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Allg</text:p>
          </table:table-cell>
          <table:table-cell office:value-type="string">
            <text:p>Allgemein</text:p>
          </table:table-cell>
          <table:table-cell office:value-type="string">
            <text:p>Allgemeine Bedienungsfragen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Cfg</text:p>
          </table:table-cell>
          <table:table-cell office:value-type="string">
            <text:p>Konfiguration</text:p>
          </table:table-cell>
          <table:table-cell office:value-type="string">
            <text:p>Fragen zur Konfiguration</text:p>
          </table:table-cell>
        </table:table-row>
        <table:table-row table:style-name="ro1">
          <table:table-cell office:value-type="string">
            <text:p>Elexis</text:p>
          </table:table-cell>
          <table:table-cell office:value-type="string">
            <text:p>NF</text:p>
          </table:table-cell>
          <table:table-cell office:value-type="string">
            <text:p>Notfall</text:p>
          </table:table-cell>
          <table:table-cell office:value-type="string">
            <text:p>Dringende Hilfe bei Programmproblemen</text:p>
          </table:table-cell>
        </table:table-row>
        <table:table-row table:style-name="ro1">
          <table:table-cell office:value-type="string">
            <text:p>NIL</text:p>
          </table:table-cell>
          <table:table-cell office:value-type="string">
            <text:p>Abh</text:p>
          </table:table-cell>
          <table:table-cell office:value-type="string">
            <text:p>Abhängingkeit</text:p>
          </table:table-cell>
          <table:table-cell office:value-type="string">
            <text:p>Süchte und Abhängigkeite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Nik</text:p>
          </table:table-cell>
          <table:table-cell office:value-type="string">
            <text:p>Nikotinanhängigkeit</text:p>
          </table:table-cell>
          <table:table-cell office:value-type="string">
            <text:p>Abhängigkeit von Tabakprodukte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Alk</text:p>
          </table:table-cell>
          <table:table-cell office:value-type="string">
            <text:p>Alkoholabhängigkeit</text:p>
          </table:table-cell>
          <table:table-cell office:value-type="string">
            <text:p>Abhängigkeit von Alkoholika aller Art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Inet</text:p>
          </table:table-cell>
          <table:table-cell office:value-type="string">
            <text:p>Internetabhängigkeit</text:p>
          </table:table-cell>
          <table:table-cell office:value-type="string">
            <text:p>Abhängikeit von „Surfen“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Pc</text:p>
          </table:table-cell>
          <table:table-cell office:value-type="string">
            <text:p>Computerabbhängikeit</text:p>
          </table:table-cell>
          <table:table-cell office:value-type="string">
            <text:p>Abhägigkeit von Computern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Work</text:p>
          </table:table-cell>
          <table:table-cell office:value-type="string">
            <text:p>Workaholic</text:p>
          </table:table-cell>
          <table:table-cell office:value-type="string">
            <text:p>Unfähigkeit, Arbeit liegen zu lasse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CH" style:font-name-complex="Tahoma" style:language-complex="de" style:country-complex="CH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0">10.11.2007</text:date>, <text:time>10:33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Gerry Weirich</meta:initial-creator>
    <meta:creation-date>2007-07-24T06:49:14</meta:creation-date>
    <dc:date>2007-11-10T10:33:08</dc:date>
    <dc:language>de-DE</dc:language>
    <meta:editing-cycles>4</meta:editing-cycles>
    <meta:editing-duration>PT10M11S</meta:editing-duration>
    <meta:user-defined meta:name="Info 1"/>
    <meta:user-defined meta:name="Info 2"/>
    <meta:user-defined meta:name="Info 3"/>
    <meta:user-defined meta:name="Info 4"/>
    <meta:document-statistic meta:table-count="3" meta:cell-count="56"/>
  </office:meta>
</office:document-meta>
</file>